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0e7b08" officeooo:paragraph-rsid="000e7b08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erif" fo:font-size="13pt" fo:font-weight="bold" officeooo:rsid="0007eb96" officeooo:paragraph-rsid="0007eb96" style:font-size-asian="13pt" style:font-weight-asian="bold" style:font-size-complex="13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DejaVu Serif" fo:font-size="13pt" fo:font-weight="bold" officeooo:rsid="0007eb96" officeooo:paragraph-rsid="0007eb96" style:font-size-asian="13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DejaVu Serif" fo:font-size="13pt" officeooo:paragraph-rsid="0007eb96" style:font-size-asian="13pt" style:font-size-complex="13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bold" officeooo:rsid="00092a3f" officeooo:paragraph-rsid="00092a3f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bold" officeooo:rsid="00092a3f" officeooo:paragraph-rsid="000aa634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bold" officeooo:rsid="000b9f08" officeooo:paragraph-rsid="000b9f08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3pt" fo:font-style="normal" fo:font-weight="bold" officeooo:rsid="000b9f08" officeooo:paragraph-rsid="000b9f08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bold" officeooo:rsid="000d36a7" officeooo:paragraph-rsid="000d36a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3pt" fo:font-style="normal" fo:font-weight="bold" officeooo:rsid="000d6b84" officeooo:paragraph-rsid="000d6b84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bold" officeooo:rsid="000d6b84" officeooo:paragraph-rsid="000d6b84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normal" officeooo:rsid="000d6b84" officeooo:paragraph-rsid="000d6b84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erif" fo:font-size="13pt" fo:font-style="normal" fo:font-weight="normal" officeooo:rsid="000e7b08" officeooo:paragraph-rsid="000e7b0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2a3f" style:font-weight-asian="normal" style:font-weight-complex="normal"/>
    </style:style>
    <style:style style:name="T3" style:family="text">
      <style:text-properties fo:font-weight="normal" officeooo:rsid="000aa634" style:font-weight-asian="normal" style:font-weight-complex="normal"/>
    </style:style>
    <style:style style:name="T4" style:family="text">
      <style:text-properties fo:font-weight="normal" officeooo:rsid="0007eb96" style:font-weight-asian="normal" style:font-weight-complex="normal"/>
    </style:style>
    <style:style style:name="T5" style:family="text">
      <style:text-properties fo:font-weight="normal" officeooo:rsid="000b9f08" style:font-weight-asian="normal" style:font-weight-complex="normal"/>
    </style:style>
    <style:style style:name="T6" style:family="text">
      <style:text-properties fo:font-weight="normal" officeooo:rsid="000d36a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eb96" style:font-weight-asian="bold" style:font-weight-complex="bold"/>
    </style:style>
    <style:style style:name="T9" style:family="text">
      <style:text-properties fo:font-weight="bold" officeooo:rsid="00092a3f" style:font-weight-asian="bold" style:font-weight-complex="bold"/>
    </style:style>
    <style:style style:name="T10" style:family="text">
      <style:text-properties fo:font-weight="bold" officeooo:rsid="000e7b08" style:font-weight-asian="bold" style:font-weight-complex="bold"/>
    </style:style>
    <style:style style:name="T11" style:family="text">
      <style:text-properties officeooo:rsid="000aa634"/>
    </style:style>
    <style:style style:name="T12" style:family="text">
      <style:text-properties officeooo:rsid="000b9f08"/>
    </style:style>
    <style:style style:name="T13" style:family="text">
      <style:text-properties officeooo:rsid="000d36a7"/>
    </style:style>
    <style:style style:name="T14" style:family="text">
      <style:text-properties officeooo:rsid="000e7b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884191502" text:style-name="L2">
        <text:list-item>
          <text:p text:style-name="P4"><text:span text:style-name="T8">a. <text:s/></text:span><text:span text:style-name="T4">13.478 - </text:span><text:span text:style-name="T3">( </text:span><text:span text:style-name="T2">7.243 +3.34 </text:span><text:span text:style-name="T3">)</text:span><text:span text:style-name="T2"> </text:span><text:span text:style-name="T9"><text:s/>= 2.895</text:span></text:p>
          <text:p text:style-name="P3"><text:s/></text:p>
          <text:p text:style-name="P5">b. <text:span text:style-name="T11">(</text:span><text:span text:style-name="T1"> 17.465 + 10.82 </text:span><text:span text:style-name="T3">)</text:span><text:span text:style-name="T1"> <text:s/>- 10.486 =</text:span>17.799</text:p>
          <text:p text:style-name="P6"><text:line-break/>c.<text:span text:style-name="T11">(</text:span><text:span text:style-name="T1"> 3.467 + </text:span><text:span text:style-name="T3">6.67) + ( 1.92 – 0.85) =</text:span><text:span text:style-name="T11">11.207<text:line-break/><text:line-break/>d. <text:s/>( </text:span><text:span text:style-name="T3">4.28 <text:s/>- 1.79) + ( 6 – 1.08 ) = </text:span><text:span text:style-name="T11">7.41</text:span></text:p>
          <text:p text:style-name="P6"/>
        </text:list-item>
        <text:list-item>
          <text:p text:style-name="P6"><text:span text:style-name="T12">a) </text:span><text:span text:style-name="T5">29.14 * 9.2 / 0.2 = </text:span><text:span text:style-name="T12">1340.44</text:span></text:p>
          <text:p text:style-name="P6"/>
          <text:p text:style-name="P7">b) <text:span text:style-name="T1">5 * 1.6 / <text:s/>0.08 = </text:span>100</text:p>
          <text:p text:style-name="P7"/>
          <text:p text:style-name="P7">c) <text:span text:style-name="T1">1.2 * 0.012 / 0.12 = </text:span>0.0012</text:p>
          <text:p text:style-name="P7"/>
          <text:p text:style-name="P7">d) <text:span text:style-name="T1">9.6 * 10.8 / <text:s/>0.06 * 0.09 = </text:span>1920</text:p>
        </text:list-item>
      </text:list>
      <text:p text:style-name="P8"/>
      <text:p text:style-name="P8"/>
      <text:list xml:id="list163048031918794" text:continue-numbering="true" text:style-name="L2">
        <text:list-item>
          <text:p text:style-name="P7">a)<text:span text:style-name="T1"> </text:span><text:span text:style-name="T6">2.5(43.9 + 6.1) = </text:span><text:span text:style-name="T13">125</text:span></text:p>
          <text:p text:style-name="P7"/>
          <text:p text:style-name="P9">b) <text:span text:style-name="T1">(0.633 + 8.017)1.2 = </text:span>10.38</text:p>
        </text:list-item>
      </text:list>
      <text:p text:style-name="P10"/>
      <text:p text:style-name="P10"/>
      <text:list xml:id="list163047341377585" text:continue-numbering="true" text:style-name="L2">
        <text:list-item>
          <text:p text:style-name="P9">a) <text:span text:style-name="T1">0.8(23.6 – 14.3) = </text:span>7.44</text:p>
          <text:p text:style-name="P9"/>
          <text:p text:style-name="P9">b) <text:span text:style-name="T1">(83.4 – 35.7)1.6 = </text:span>76.32</text:p>
          <text:p text:style-name="P9"/>
          <text:p text:style-name="P9"/>
        </text:list-item>
        <text:list-item>
          <text:p text:style-name="P11">a) <text:span text:style-name="T1">3.6 + 7.8 / 0.2 = </text:span>42.6</text:p>
          <text:p text:style-name="P11"/>
          <text:p text:style-name="P11">b) <text:s/><text:span text:style-name="T1">38.4 + 16.5 / 0.9 = </text:span>56.73</text:p>
          <text:p text:style-name="P11"><text:s/></text:p>
          <text:p text:style-name="P11"/>
        </text:list-item>
        <text:list-item>
          <text:p text:style-name="P11">a) <text:span text:style-name="T1">19.3 – 2.5 / 2.4 = </text:span>18.2583</text:p>
          <text:p text:style-name="P11"/>
          <text:p text:style-name="P11">b) <text:span text:style-name="T1">47.53 - </text:span><text:s/><text:span text:style-name="T1">21.14 / 1.3 = </text:span>31.2684<text:line-break/></text:p>
        </text:list-item>
        <text:list-item>
          <text:p text:style-name="P12">Kagendo spent sh 30.10 on stamps. If each stamp was worth 70 ct (70 cents), how many stamps is she buy? <text:span text:style-name="T10">21</text:span></text:p>
          <text:p text:style-name="P12"/>
        </text:list-item>
        <text:list-item>
          <text:p text:style-name="P13">A roll of a cloth 540 m long was cut into equal pieces, each 3.6 m. If each piece was enough of a dress, how many dresses wrw made from the role? <text:span text:style-name="T7">1944</text:span></text:p>
          <text:p text:style-name="P13"/>
          <text:p text:style-name="P13">​​​​​​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officeooo:rsid="000e7b08" officeooo:paragraph-rsid="000e7b08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91-92 EX 60 COMBINED OPERATIONS IN DECIMA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19:28.940317687</meta:creation-date>
    <dc:date>2020-04-23T16:30:46.205099082</dc:date>
    <meta:editing-duration>PT7M59S</meta:editing-duration>
    <meta:editing-cycles>1</meta:editing-cycles>
    <meta:document-statistic meta:table-count="0" meta:image-count="0" meta:object-count="0" meta:page-count="1" meta:paragraph-count="21" meta:word-count="199" meta:character-count="840" meta:non-whitespace-character-count="641"/>
    <meta:generator>LibreOffice/6.0.7.3$Linux_X86_64 LibreOffice_project/00m0$Build-3</meta:generator>
  </office:meta>
</office:document-meta>
</file>